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23-08-1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21-07-1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19-08-2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19-07-23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17-08-23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17-06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15-08-1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15-07-2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13-08-22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12-08-30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11-06-29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10-08-1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10-06-22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09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09-06-2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08-06-25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07-06-2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06-06-2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06-06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0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04-06-2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2002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1995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199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1995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1338119275501</text:p>
          </table:table-cell>
          <table:table-cell office:value-type="string" calcext:value-type="string">
            <text:p>198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